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rman Hatch Transcription</text:p>
      <text:p text:style-name="Standard"/>
      <text:p text:style-name="Standard">2<text:span text:style-name="T1">nd</text:span> Marine Division </text:p>
      <text:p text:style-name="Standard"/>
      <text:p text:style-name="Standard">Early life</text:p>
      <text:p text:style-name="Standard"><text:tab/>Born Boston MA, 1921</text:p>
      <text:p text:style-name="Standard"><text:tab/>Father worked for Lincoln </text:p>
      <text:p text:style-name="Standard"><text:tab/>He was In Indianapolis at the time of the crash </text:p>
      <text:p text:style-name="Standard"><text:tab/>lived at 13 different locations by the time he graduated highschool </text:p>
      <text:p text:style-name="Standard"><text:tab/>lived in all over the United States </text:p>
      <text:p text:style-name="Standard"><text:tab/><text:tab/>Graduated Highschool in 1938 at 17 </text:p>
      <text:p text:style-name="Standard"><text:tab/>Trying to find a job was difficult</text:p>
      <text:p text:style-name="Standard"><text:tab/><text:tab/>he decided to join the Navy</text:p>
      <text:p text:style-name="Standard"><text:tab/><text:tab/><text:tab/>to learn a trade </text:p>
      <text:p text:style-name="Standard"/>
      <text:p text:style-name="Standard">he was accepted by the Navy </text:p>
      <text:p text:style-name="Standard"><text:tab/>they took very few people at this time</text:p>
      <text:p text:style-name="Standard"><text:tab/>they had to wait to free the spots </text:p>
      <text:p text:style-name="Standard"><text:tab/>he went back to the office all the time to check availibility </text:p>
      <text:p text:style-name="Standard"><text:tab/><text:tab/>middle of June 1939 was the last time he went to the office </text:p>
      <text:p text:style-name="Standard"/>
      <text:p text:style-name="Standard">The Service provided food and shelter to the veterans </text:p>
      <text:p text:style-name="Standard"><text:tab/>they only took five at time, in all of New England</text:p>
      <text:p text:style-name="Standard"><text:tab/>he went to the Marine corps and asked when they would take them </text:p>
      <text:p text:style-name="Standard"><text:tab/><text:tab/>two weeks from the friday he joined up in 1939</text:p>
      <text:p text:style-name="Standard"/>
      <text:p text:style-name="Standard">When in the Marines </text:p>
      <text:p text:style-name="Standard"><text:tab/>there a rifleman </text:p>
      <text:p text:style-name="Standard"><text:tab/>when he was in bootcamp he had three years of ROTC </text:p>
      <text:p text:style-name="Standard"><text:tab/>he had no problem in marching and details </text:p>
      <text:p text:style-name="Standard"><text:tab/>he was going to be assigned to Sea School due to his hight</text:p>
      <text:p text:style-name="Standard"><text:tab/>he knew what it was like to board a ship </text:p>
      <text:p text:style-name="Standard"><text:tab/>on a board that said they needed an instuctor for the Marine corps institute in English </text:p>
      <text:p text:style-name="Standard"><text:tab/><text:tab/>two weeks later the DI asked him what the hell he was doing </text:p>
      <text:p text:style-name="Standard"><text:tab/>he got the job and was sent back to Washington DC</text:p>
      <text:p text:style-name="Standard"/>
      <text:p text:style-name="Standard">he reported to the Marine Barracks <text:tab/></text:p>
      <text:p text:style-name="Standard"><text:tab/>he went to the English class and taught it for 6 months </text:p>
      <text:p text:style-name="Standard"><text:tab/>his room mate worked for a magazine</text:p>
      <text:p text:style-name="Standard"><text:tab/><text:tab/>he traded jobs and he became an editor </text:p>
      <text:p text:style-name="Standard"><text:tab/></text:p>
      <text:p text:style-name="Standard">after 6 months </text:p>
      <text:p text:style-name="Standard"><text:tab/>another buddy worked for Navy Public Relations and was not pleased </text:p>
      <text:p text:style-name="Standard"><text:tab/>Hatch volenteered to trade jobs again and everyone agreed and Hatch moved to this job </text:p>
      <text:p text:style-name="Standard"><text:tab/><text:tab/>he had applied to the school of pictorial journalism </text:p>
      <text:p text:style-name="Standard"><text:tab/><text:tab/>to shoot documentary films </text:p>
      <text:p text:style-name="Standard"><text:tab/></text:p>
      <text:p text:style-name="Standard"/>
      <text:p text:style-name="Standard">well favored program</text:p>
      <text:p text:style-name="Standard"><text:soft-page-break/><text:tab/>people would not go to the movies to see the documentaries</text:p>
      <text:p text:style-name="Standard"><text:tab/>the producers were knowledgable about world events </text:p>
      <text:p text:style-name="Standard"><text:tab/>not unusual for him to come up with ideas for stories </text:p>
      <text:p text:style-name="Standard"><text:tab/><text:tab/>some stories had not happened, </text:p>
      <text:p text:style-name="Standard"><text:tab/>he was preparing for events </text:p>
      <text:p text:style-name="Standard"><text:tab/><text:tab/>he predicted it </text:p>
      <text:p text:style-name="Standard"/>
      <text:p text:style-name="Standard">good training</text:p>
      <text:p text:style-name="Standard"><text:tab/>learning by osmosis </text:p>
      <text:p text:style-name="Standard"><text:tab/>he went to Quantico and the Marines had never had a photographic service </text:p>
      <text:p text:style-name="Standard"><text:tab/><text:tab/>some photographers from World War 1</text:p>
      <text:p text:style-name="Standard"><text:tab/><text:tab/>the photo section was created </text:p>
      <text:p text:style-name="Standard"><text:tab/><text:tab/><text:tab/>when Hatch was present they had 20 people </text:p>
      <text:p text:style-name="Standard"><text:tab/><text:tab/><text:tab/>end of the war they had hundreds </text:p>
      <text:p text:style-name="Standard"><text:tab/><text:tab/><text:tab/>(600)</text:p>
      <text:p text:style-name="Standard"/>
      <text:p text:style-name="Standard">They were not prepared for the Influx of World War II</text:p>
      <text:p text:style-name="Standard"><text:tab/>they were able to build a consumption of what to do </text:p>
      <text:p text:style-name="Standard"><text:tab/>since it was new they made it up as they went along </text:p>
      <text:p text:style-name="Standard"/>
      <text:p text:style-name="Standard">When Pearl Harbor was attacked Hatch was in New York</text:p>
      <text:p text:style-name="Standard"><text:tab/>he was sleeping in</text:p>
      <text:p text:style-name="Standard"><text:tab/>he had the radio set to begin at 10</text:p>
      <text:p text:style-name="Standard"><text:tab/><text:tab/>he heard in his sleep about an attack but he did not think it was real </text:p>
      <text:p text:style-name="Standard"><text:tab/>he then heard “all Service men report to your commands”</text:p>
      <text:p text:style-name="Standard"><text:tab/>he was assigned to paperwork detail </text:p>
      <text:p text:style-name="Standard"><text:tab/>he heard all about the bombing and the call </text:p>
      <text:p text:style-name="Standard"><text:tab/><text:tab/>he called the Sergent Major</text:p>
      <text:p text:style-name="Standard"><text:tab/><text:tab/><text:tab/>asked if he needed to come in </text:p>
      <text:p text:style-name="Standard"><text:tab/><text:tab/>Hatch was told to stay put </text:p>
      <text:p text:style-name="Standard"/>
      <text:p text:style-name="Standard">Then he was called to go to Washington </text:p>
      <text:p text:style-name="Standard"><text:tab/>to film the declaration of war made by Roosevelt </text:p>
      <text:p text:style-name="Standard"><text:tab/>he drove down with all the gear </text:p>
      <text:p text:style-name="Standard"><text:tab/>the Camera crews were getting set up </text:p>
      <text:p text:style-name="Standard"><text:tab/><text:tab/>in the front row of seats </text:p>
      <text:p text:style-name="Standard"><text:tab/><text:tab/>there was no room with the camera present </text:p>
      <text:p text:style-name="Standard"><text:tab/>Hatch took care of all the news reels when working with film</text:p>
      <text:p text:style-name="Standard"><text:tab/><text:tab/></text:p>
      <text:p text:style-name="Standard">Then he was transferred to Quantico </text:p>
      <text:p text:style-name="Standard"><text:tab/>then he was sent to the 2<text:span text:style-name="T1">nd</text:span> division in San Diego </text:p>
      <text:p text:style-name="Standard"><text:tab/>Spent 11 months in New Zealand </text:p>
      <text:p text:style-name="Standard"><text:tab/><text:tab/>trained there and got ready to practice landings </text:p>
      <text:p text:style-name="Standard"><text:tab/></text:p>
      <text:p text:style-name="Standard">They did not hear anything until they left </text:p>
      <text:p text:style-name="Standard"><text:tab/>when they were away from land they told them of their target </text:p>
      <text:p text:style-name="Standard"><text:tab/>“it would not last long, it was so small”</text:p>
      <text:p text:style-name="Standard"><text:tab/>the shelling and the bombardment should have killed everyone</text:p>
      <text:p text:style-name="Standard"><text:tab/><text:tab/>it was not the case in Tarawa </text:p>
      <text:p text:style-name="Standard"><text:tab/>if you tunneled you would reach water</text:p>
      <text:p text:style-name="Standard"><text:tab/><text:tab/>Island only 6 inches out of the water </text:p>
      <text:p text:style-name="Standard"><text:soft-page-break/>It's about 1/3<text:span text:style-name="T1">rd</text:span> the size of Central Park </text:p>
      <text:p text:style-name="Standard"><text:tab/>they fully expected the Japanese to be defeated after bombardment </text:p>
      <text:p text:style-name="Standard"/>
      <text:p text:style-name="Standard">Views on Japanese </text:p>
      <text:p text:style-name="Standard"><text:tab/>he did not have any expectation towards his enemies </text:p>
      <text:p text:style-name="Standard"><text:tab/>when your a grunt, your mission is to stay alive </text:p>
      <text:p text:style-name="Standard"><text:tab/></text:p>
      <text:p text:style-name="Standard">Once the alliance with China happened, this brought the US into the war with Japan </text:p>
      <text:p text:style-name="Standard"><text:tab/>he was familiar with the atrocities commited by Japanese </text:p>
      <text:p text:style-name="Standard"><text:tab/>he worked for a Japanese publisher for 26 years </text:p>
      <text:p text:style-name="Standard"/>
      <text:p text:style-name="Standard">the traits exhibited by Japanese in World War II, they were a kickback to the Bushido Code </text:p>
      <text:p text:style-name="Standard"><text:tab/>it was what they were trained to do </text:p>
      <text:p text:style-name="Standard"/>
      <text:p text:style-name="Standard">Tarawa – he was on the deck of the ship on the first day of the landing </text:p>
      <text:p text:style-name="Standard"><text:tab/>he realized the army was doing something brand new</text:p>
      <text:p text:style-name="Standard"><text:tab/>no one had filmed an Amphibious landing </text:p>
      <text:p text:style-name="Standard"><text:tab/>He had no objections to over the side of the boat</text:p>
      <text:p text:style-name="Standard">he positioned the camera towards those who were the first to fight </text:p>
      <text:p text:style-name="Standard"><text:tab/>Major Crow – CWO on Guadalcanal </text:p>
      <text:p text:style-name="Standard"><text:tab/><text:tab/>Hatch was assigned to this operation and he wanted to go with him</text:p>
      <text:p text:style-name="Standard"><text:tab/>he did not want a “Hollywood Marine”</text:p>
      <text:p text:style-name="Standard"><text:tab/>Hatch convinced the Major to join and he was expected </text:p>
      <text:p text:style-name="Standard"><text:tab/><text:tab/></text:p>
      <text:p text:style-name="Standard">Hatch sat on the engine to get pictures </text:p>
      <text:p text:style-name="Standard"><text:tab/>he looked at Hatch and smiled after the altercations </text:p>
      <text:p text:style-name="Standard"><text:tab/>hatch was shooting the visuals </text:p>
      <text:p text:style-name="Standard"><text:tab/><text:tab/>when they hit a reef the ramp would not work</text:p>
      <text:p text:style-name="Standard"><text:tab/><text:tab/>the men had to go over the Gunwales of the boat </text:p>
      <text:p text:style-name="Standard">They had four canisters </text:p>
      <text:p text:style-name="Standard"><text:tab/>four or five reels </text:p>
      <text:p text:style-name="Standard"><text:tab/>they held up the cameras when walking onto the beach </text:p>
      <text:p text:style-name="Standard"><text:tab/>The Major was upset at losing the beach front </text:p>
      <text:p text:style-name="Standard"><text:tab/><text:tab/>this is why Hatch was in the First wave </text:p>
      <text:p text:style-name="Standard"><text:tab/>another Major was already on Shore </text:p>
      <text:p text:style-name="Standard"><text:tab/><text:tab/>seeing the loss of beach head caused him to move in </text:p>
      <text:p text:style-name="Standard"><text:tab/>he was carrying about 70 pounds of gear when he got into the water </text:p>
      <text:p text:style-name="Standard"/>
      <text:p text:style-name="Standard">All the guys dog paddled to get to beach </text:p>
      <text:p text:style-name="Standard"><text:tab/>like a hurd of Turtles </text:p>
      <text:p text:style-name="Standard"><text:tab/></text:p>
      <text:p text:style-name="Standard">When they got to the beach he was tired </text:p>
      <text:p text:style-name="Standard"><text:tab/>they fell into a shell hole and the war was brought to him quickly </text:p>
      <text:p text:style-name="Standard"><text:tab/></text:p>
      <text:p text:style-name="Standard">They were not ready to deal with the wounded at this time </text:p>
      <text:p text:style-name="Standard"><text:tab/>there was not many men on the beach </text:p>
      <text:p text:style-name="Standard"><text:tab/></text:p>
      <text:p text:style-name="Standard">there were four hundred Japanese Marines ready to fight them </text:p>
      <text:p text:style-name="Standard"><text:tab/>the Americans stopped the boats from coming in </text:p>
      <text:p text:style-name="Standard"><text:soft-page-break/><text:tab/>they had long rifles on the other side of the island </text:p>
      <text:p text:style-name="Standard"/>
      <text:p text:style-name="Standard">the guys on the beach told them to pull back the boats </text:p>
      <text:p text:style-name="Standard"><text:tab/>if there had been a Bonzai Charge they would have been killed </text:p>
      <text:p text:style-name="Standard"/>
      <text:p text:style-name="Standard">The reason there was no charge </text:p>
      <text:p text:style-name="Standard"><text:tab/>there was no direction for the Japanese soldiers, they lost all coummunications </text:p>
      <text:p text:style-name="Standard"><text:tab/>their Admiral could not talk to anybody </text:p>
      <text:p text:style-name="Standard"><text:tab/><text:tab/>the Japanese were beginning to walk to the other islands </text:p>
      <text:p text:style-name="Standard"><text:tab/>the Airal spotter saw them, </text:p>
      <text:p text:style-name="Standard"><text:tab/><text:tab/>this killed the Japanese Admiral </text:p>
      <text:p text:style-name="Standard"><text:tab/>they lost their leader and communications </text:p>
      <text:p text:style-name="Standard">76 hours to take the island</text:p>
      <text:p text:style-name="Standard"><text:tab/>the Japanese commander said it would take 100 years to take the island </text:p>
      <text:p text:style-name="Standard"/>
      <text:p text:style-name="Standard">most of the casualties were Japanese soldiers </text:p>
      <text:p text:style-name="Standard"><text:tab/>it was open terrain </text:p>
      <text:p text:style-name="Standard"><text:tab/><text:tab/>palm trees were destroyed </text:p>
      <text:p text:style-name="Standard"/>
      <text:p text:style-name="Standard">everything happened in front of him</text:p>
      <text:p text:style-name="Standard"/>
      <text:p text:style-name="Standard">On the third day </text:p>
      <text:p text:style-name="Standard"><text:tab/>he went to Major Crow's command tent </text:p>
      <text:p text:style-name="Standard"><text:tab/>the assistance battalion commander </text:p>
      <text:p text:style-name="Standard"><text:tab/><text:tab/>he said he was going to take a SAM sight </text:p>
      <text:p text:style-name="Standard"><text:tab/>he looked at Hatch and said “want to Photograph it”</text:p>
      <text:p text:style-name="Standard"/>
      <text:p text:style-name="Standard">They crawled part of the way to the command center </text:p>
      <text:p text:style-name="Standard"><text:tab/>they planned out the taking of the SAM sight </text:p>
      <text:p text:style-name="Standard"><text:tab/>they were jump off at 0900</text:p>
      <text:p text:style-name="Standard"><text:tab/>all the people went back to their respective places </text:p>
      <text:p text:style-name="Standard"><text:tab/><text:tab/>Hatch follows Chamberlin </text:p>
      <text:p text:style-name="Standard"><text:tab/>there are about 10-15 Japanese soldiers questioning what was going on</text:p>
      <text:p text:style-name="Standard">the Major and Hatch were behind enemy lines </text:p>
      <text:p text:style-name="Standard"><text:tab/>with no weapons </text:p>
      <text:p text:style-name="Standard"/>
      <text:p text:style-name="Standard">they ran down the other side of the pillbox and he ordered his men to take this position </text:p>
      <text:p text:style-name="Standard"><text:tab/>he was shooting the attack and the Japanese were attacking them to defend this position</text:p>
      <text:p text:style-name="Standard"/>
      <text:p text:style-name="Standard">in the short frame of time</text:p>
      <text:p text:style-name="Standard"><text:tab/>he got pictures of Americans fighting the Japanese in the same picture </text:p>
      <text:p text:style-name="Standard"><text:tab/></text:p>
      <text:p text:style-name="Standard">from that point on the battle was more of a wrap up situation </text:p>
      <text:p text:style-name="Standard"><text:tab/>he shot planes landing on the runway </text:p>
      <text:p text:style-name="Standard"><text:tab/>they were trying to take out Japanese airfields</text:p>
      <text:p text:style-name="Standard"/>
      <text:p text:style-name="Standard">Footage placed into a film</text:p>
      <text:p text:style-name="Standard"><text:tab/>the film was tansfered to Washington</text:p>
      <text:p text:style-name="Standard"><text:tab/>the joint staff looked at it and shipped if off the Warner Brothers </text:p>
      <text:p text:style-name="Standard"><text:soft-page-break/><text:tab/>they edited into 20 minutes of film </text:p>
      <text:p text:style-name="Standard"/>
      <text:p text:style-name="Standard">the black and white footage was shot by Hatch </text:p>
      <text:p text:style-name="Standard"><text:tab/>film clearly showed what this war was capable of </text:p>
      <text:p text:style-name="Standard"><text:tab/>people are filmed removing dogtags from the dead </text:p>
      <text:p text:style-name="Standard"/>
      <text:p text:style-name="Standard">When the film was made the President was given a rough cut</text:p>
      <text:p text:style-name="Standard"><text:tab/>he was not sure what to do with the content </text:p>
      <text:p text:style-name="Standard"/>
      <text:p text:style-name="Standard">The president was asking about the film and questioned releasing it </text:p>
      <text:p text:style-name="Standard"><text:tab/>they told him you have to let the public know what's going on </text:p>
      <text:p text:style-name="Standard"><text:tab/>the president Agreed and this changed the rules on the dead being shown on film </text:p>
      <text:p text:style-name="Standard"/>
      <text:p text:style-name="Standard">after the pictures of Tarawa surfaced </text:p>
      <text:p text:style-name="Standard"><text:tab/>the recruitment of Marines was dropping because of this </text:p>
      <text:p text:style-name="Standard"/>
      <text:p text:style-name="Standard">Won Academy award in 1944</text:p>
      <text:p text:style-name="Standard"/>
      <text:p text:style-name="Standard">After Tarawa </text:p>
      <text:p text:style-name="Standard"><text:tab/>he was in Washington DC and he gave talks about what he did and how he did it </text:p>
      <text:p text:style-name="Standard"><text:tab/>he auctioned off Japanese memorobilia to raise money for the war </text:p>
      <text:p text:style-name="Standard"><text:tab/><text:tab/>they auctioned off war spoils and this was a bit fun </text:p>
      <text:p text:style-name="Standard"><text:tab/>people did not like this </text:p>
      <text:p text:style-name="Standard"><text:tab/>much different then the combat zone </text:p>
      <text:p text:style-name="Standard"/>
      <text:p text:style-name="Standard">he gave a lot of talks to many people all over Washington </text:p>
      <text:p text:style-name="Standard"><text:tab/><text:tab/>after the War Drive he was transferred to the 5<text:span text:style-name="T1">th</text:span> Marine Division in California </text:p>
      <text:p text:style-name="Standard"><text:tab/>he went in a a technical Sergent and then promoted to Photo officer </text:p>
      <text:p text:style-name="Standard"/>
      <text:p text:style-name="Standard">they had a captian who worked for MGM, he had been a second unit director </text:p>
      <text:p text:style-name="Standard"><text:tab/>he would take shots of scenery and they would use it for movies </text:p>
      <text:p text:style-name="Standard"/>
      <text:p text:style-name="Standard">this captian was familiar with the coastlines in the far east </text:p>
      <text:p text:style-name="Standard"><text:tab/>they though he was too old to be involved, the Colonel let him go</text:p>
      <text:p text:style-name="Standard"/>
      <text:p text:style-name="Standard">Capt. Dehaven was called in to know about all the coasts he had been to </text:p>
      <text:p text:style-name="Standard"><text:tab/>this made Hatch an photo officer </text:p>
      <text:p text:style-name="Standard"><text:tab/>his firend from Tarawa was a warrant officer</text:p>
      <text:p text:style-name="Standard"/>
      <text:p text:style-name="Standard">The then arrived at Iwo Jima</text:p>
      <text:p text:style-name="Standard"><text:tab/>the most important island they would take </text:p>
      <text:p text:style-name="Standard"><text:tab/>600 miles south of Tokyo </text:p>
      <text:p text:style-name="Standard"><text:tab/>considered inside Tokyo township</text:p>
      <text:p text:style-name="Standard"><text:tab/><text:tab/>mayor of the city was commanding the island </text:p>
      <text:p text:style-name="Standard"/>
      <text:p text:style-name="Standard">The terrain looked desolate </text:p>
      <text:p text:style-name="Standard"><text:tab/>like the moon </text:p>
      <text:p text:style-name="Standard"><text:tab/>lots of Volcanic ash </text:p>
      <text:p text:style-name="Standard"><text:tab/>he went to shore on the forst day </text:p>
      <text:p text:style-name="Standard"><text:soft-page-break/><text:tab/><text:tab/>he went to the intellegence command post </text:p>
      <text:p text:style-name="Standard"><text:tab/><text:tab/><text:tab/>he found a gun mount with he placed a tarp over and this was the intellegence <text:tab/><text:tab/><text:tab/><text:tab/>post </text:p>
      <text:p text:style-name="Standard"/>
      <text:p text:style-name="Standard">He had to make sure all the cameras were working well </text:p>
      <text:p text:style-name="Standard"><text:tab/>this is the kind of operation that went on </text:p>
      <text:p text:style-name="Standard"/>
      <text:p text:style-name="Standard">When the second flag was being placed upon the mountain </text:p>
      <text:p text:style-name="Standard"><text:tab/>the Generals ordered Hatch to get photographers down their </text:p>
      <text:p text:style-name="Standard"><text:tab/>20 minutes later they tell Hatch the photographers found good shots </text:p>
      <text:p text:style-name="Standard"><text:tab/>Hatch tells them to gat back to Saribachi </text:p>
      <text:p text:style-name="Standard"><text:tab/>they wanted a bigger flag </text:p>
      <text:p text:style-name="Standard"/>
      <text:p text:style-name="Standard">they ran into Rosenthal </text:p>
      <text:p text:style-name="Standard"><text:tab/>they joked a bit and they all shot photos of the flag being raised </text:p>
      <text:p text:style-name="Standard"/>
      <text:p text:style-name="Standard">Hatch's men are just as responsible for the photo as Rosenthal was </text:p>
      <text:p text:style-name="Standard"><text:tab/>if the picture was it's original it would not have been as well liked </text:p>
      <text:p text:style-name="Standard"><text:tab/>it was edited to look better </text:p>
      <text:p text:style-name="Standard"/>
      <text:p text:style-name="Standard">it's an artistic styled photo </text:p>
      <text:p text:style-name="Standard"><text:tab/>they say the edited picture was the original </text:p>
      <text:p text:style-name="Standard"/>
      <text:p text:style-name="Standard">he returned later and he was to make a 20 minute film that will coenside with the end of the battle </text:p>
      <text:p text:style-name="Standard"><text:tab/>they almost had the film made by the time the battle was over </text:p>
      <text:p text:style-name="Standard"><text:tab/>it did not make the academy awards this time around </text:p>
      <text:p text:style-name="Standard"><text:tab/>“<text:span text:style-name="T2">To the Shores of Iwo Jima</text:span>”</text:p>
      <text:p text:style-name="Standard"/>
      <text:p text:style-name="Standard">Jacobs was up on the mountain yet it took years for people to recognize him </text:p>
      <text:p text:style-name="Standard"/>
      <text:p text:style-name="Standard">Iwo Jima was a difficult place to take </text:p>
      <text:p text:style-name="Standard"><text:tab/>a lot of the places, they bulldozed in, yet the tunnels stretched throughout the island </text:p>
      <text:p text:style-name="Standard"/>
      <text:p text:style-name="Standard"/>
      <text:p text:style-name="Standard">After Iwo Jima </text:p>
      <text:p text:style-name="Standard"><text:tab/>Occupying force in Japan </text:p>
      <text:p text:style-name="Standard"><text:tab/></text:p>
      <text:p text:style-name="Standard">After Warner Brothers </text:p>
      <text:p text:style-name="Standard"><text:tab/>Hatch was sent back to the 2<text:span text:style-name="T1">nd</text:span> division</text:p>
      <text:p text:style-name="Standard"><text:tab/><text:tab/>they wanted him in place to invade the mainland of Japan </text:p>
      <text:p text:style-name="Standard">He got Saipan and he got a call </text:p>
      <text:p text:style-name="Standard"><text:tab/>after a month </text:p>
      <text:p text:style-name="Standard"><text:tab/>he was called to come to Pearl Harbor to talk about how to film the battle of Japan </text:p>
      <text:p text:style-name="Standard"/>
      <text:p text:style-name="Standard">He was at the open air theater</text:p>
      <text:p text:style-name="Standard"><text:tab/>the sound was cut off on multiple occasions </text:p>
      <text:p text:style-name="Standard"><text:tab/>they yelled at the projection </text:p>
      <text:p text:style-name="Standard">Then they were told the bombs were dropped on Hiroshima</text:p>
      <text:p text:style-name="Standard"><text:tab/>then the machine went back on and he went to sleep </text:p>
      <text:p text:style-name="Standard"><text:soft-page-break/></text:p>
      <text:p text:style-name="Standard">The next day he heard about the war ending thought the Dropping of the bombs </text:p>
      <text:p text:style-name="Standard"/>
      <text:p text:style-name="Standard">Spent September to December </text:p>
      <text:p text:style-name="Standard"><text:tab/>stationed in Nagasaki, dismatling military arms </text:p>
      <text:p text:style-name="Standard"><text:tab/>he was ordered to be transferred to the US immediately</text:p>
      <text:p text:style-name="Standard">Carl Steele wanted him to come in, no one was there when the war was over </text:p>
      <text:p text:style-name="Standard"><text:tab/>everyone was getting out </text:p>
      <text:p text:style-name="Standard">They had 35-40 officers and four remaining after the war </text:p>
      <text:p text:style-name="Standard"/>
      <text:p text:style-name="Standard"><text:tab/>After that he worked at this HQ for 5 years and he decided to leave the Marine Corps</text:p>
      <text:p text:style-name="Standard"><text:tab/><text:tab/>he did not retain officer rank </text:p>
      <text:p text:style-name="Standard"><text:tab/></text:p>
      <text:p text:style-name="Standard">Hatch was not sure what to do </text:p>
      <text:p text:style-name="Standard"><text:tab/>he walked out on friday as a marine and walked in Monday as a civilian </text:p>
      <text:p text:style-name="Standard"><text:tab/></text:p>
      <text:p text:style-name="Standard">he had to get president to sign off to be able to work as a civilian </text:p>
      <text:p text:style-name="Standard"><text:tab/>worked as a civilian for 5 years, </text:p>
      <text:p text:style-name="Standard"><text:tab/>they advised against building of certain cameras </text:p>
      <text:p text:style-name="Standard"><text:tab/></text:p>
      <text:p text:style-name="Standard">They doubled the pay if he accepted and he did </text:p>
      <text:p text:style-name="Standard"><text:tab/>he worked in the Pentagon as a GS-10</text:p>
      <text:p text:style-name="Standard"/>
      <text:p text:style-name="Standard">He worked other jobs, he was the latest highered and the first to go in some jobs he held</text:p>
      <text:p text:style-name="Standard"><text:tab/>he returned to Washington and shot freelance for TV, he had union permission </text:p>
      <text:p text:style-name="Standard"/>
      <text:p text:style-name="Standard">One day he was shooting a cover piece for Time Magazine </text:p>
      <text:p text:style-name="Standard"><text:tab/>shot a day in the life of an officer </text:p>
      <text:p text:style-name="Standard"><text:tab/></text:p>
      <text:p text:style-name="Standard">Pictorial Branch </text:p>
      <text:p text:style-name="Standard"><text:tab/>he knew the editor and Hatch talked with him about the newsreel section </text:p>
      <text:p text:style-name="Standard"><text:tab/>that person had left and the positon was open</text:p>
      <text:p text:style-name="Standard"><text:tab/>Hatch then gathered his paper work and this got him the job </text:p>
      <text:p text:style-name="Standard"><text:tab/>he got a call back in a week and he was ready to start </text:p>
      <text:p text:style-name="Standard"><text:tab/>July of 1956 - </text:p>
      <text:p text:style-name="Standard"><text:tab/><text:tab/>he was involved with everything that reached the news </text:p>
      <text:p text:style-name="Standard"><text:tab/><text:tab/>Vietnam, Eisenhower, MacArther, Kennedy Funeral, Etc. </text:p>
      <text:p text:style-name="Standard"><text:tab/></text:p>
      <text:p text:style-name="Standard">They were glad Hatch was shooting film </text:p>
      <text:p text:style-name="Standard"><text:tab/>the Photo office for the senate and the house, no one worked in TV</text:p>
      <text:p text:style-name="Standard"><text:tab/><text:tab/>most of it was Camera Work and a different piece of Equiptment </text:p>
      <text:p text:style-name="Standard"><text:tab/>He worked for the Senate Photo Gallery </text:p>
      <text:p text:style-name="Standard"><text:tab/><text:tab/>he planned many of the shots of the events </text:p>
      <text:p text:style-name="Standard"><text:tab/>Hatch argued with John Wayne about how to portray a Green Berret </text:p>
      <text:p text:style-name="Standard"/>
      <text:p text:style-name="Standard">Mike Wallace </text:p>
      <text:p text:style-name="Standard"><text:tab/>wanted to interview someone </text:p>
      <text:p text:style-name="Standard"><text:tab/>if they wanted to talk to Sec. Of defense on research and devlopement </text:p>
      <text:p text:style-name="Standard"><text:tab/><text:tab/>they had a lot of secret things</text:p>
      <text:p text:style-name="Standard"><text:soft-page-break/><text:tab/>The news men ased Hatch questions about relevant stories in thw world of news </text:p>
      <text:p text:style-name="Standard"><text:tab/></text:p>
      <text:p text:style-name="Standard">Hatch said IF Mike or ABC asked them a question about Research and Development</text:p>
      <text:p text:style-name="Standard"><text:tab/>he would say that they agreed not to talk about them </text:p>
      <text:p text:style-name="Standard"><text:tab/>they are not even when the Audience thinks the questions were on the spot </text:p>
      <text:p text:style-name="Standard"><text:tab/></text:p>
      <text:p text:style-name="Standard">Mike had to kill the Question since there was no answer for it </text:p>
      <text:p text:style-name="Standard"><text:tab/>most of the Government picked this up </text:p>
      <text:p text:style-name="Standard"><text:tab/>the interviewer looked bad during these questions </text:p>
      <text:p text:style-name="Standard"><text:tab/></text:p>
      <text:p text:style-name="Standard">He felt like a cow in a barn when the Pentagon was attacked, on 9/11/01</text:p>
      <text:p text:style-name="Standard"><text:tab/>he watched this and he said it needed camera coverage right away </text:p>
      <text:p text:style-name="Standard"><text:tab/>He called his colleeges and they said they could not shoot anything</text:p>
      <text:p text:style-name="Standard"><text:tab/>FBI declared it a crime scene </text:p>
      <text:p text:style-name="Standard"><text:tab/><text:tab/>the Army owns the building </text:p>
      <text:p text:style-name="Standard"><text:tab/>the front desk said they should stay out of it.</text:p>
      <text:p text:style-name="Standard"/>
      <text:p text:style-name="Standard">Hatch called the chief Photo Officer of the US military and asked why he did not have any cameras on sight </text:p>
      <text:p text:style-name="Standard"><text:tab/>“You are the man, you are the one to get it done, call the FBI”</text:p>
      <text:p text:style-name="Standard"/>
      <text:p text:style-name="Standard">They told him they could not shoot film of any dead bodies, he said “well we're back to world war 2 again, shoot the damn things anyway”.</text:p>
      <text:p text:style-name="Standard"/>
      <text:p text:style-name="Standard">“no one was doing anything, that's what got me”</text:p>
      <text:p text:style-name="Standard"/>
      <text:p text:style-name="Standard">the 23 years at the Pentagon were great for him </text:p>
      <text:p text:style-name="Standard"><text:tab/>he set up the audio and visuals for NASA in Washington office, Gave them one of their first <text:tab/>press conferences </text:p>
      <text:p text:style-name="Standard"/>
      <text:p text:style-name="Standard">Hatch had a Lafaette Square ball room converted to hold press conferences </text:p>
      <text:p text:style-name="Standard"/>
      <text:p text:style-name="Standard">He wrote job <text:s/>descriptions for Pentagon Employmees</text:p>
      <text:p text:style-name="Standard"/>
      <text:p text:style-name="Standard">WW2 Memorial </text:p>
      <text:p text:style-name="Standard"><text:tab/>the biggest war of all had no rememberance </text:p>
      <text:p text:style-name="Standard"><text:tab/>Im glad to see it go up </text:p>
      <text:p text:style-name="Standard"><text:tab/>it's a very impressive presentation, he was on the introductory film that was made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09:54:54</meta:creation-date>
    <dc:date>2017-03-26T14:53:58</dc:date>
    <meta:editing-duration>PT4H58M42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8" meta:paragraph-count="319" meta:word-count="2707" meta:character-count="14413"/>
  </office:meta>
</office:document-meta>
</file>